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835cm"/>
    </style:style>
    <style:style style:name="co2" style:family="table-column">
      <style:table-column-properties fo:break-before="auto" style:column-width="8.505cm"/>
    </style:style>
    <style:style style:name="co3" style:family="table-column">
      <style:table-column-properties fo:break-before="auto" style:column-width="2.81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614cm"/>
    </style:style>
    <style:style style:name="co6" style:family="table-column">
      <style:table-column-properties fo:break-before="auto" style:column-width="6.272cm"/>
    </style:style>
    <style:style style:name="co7" style:family="table-column">
      <style:table-column-properties fo:break-before="auto" style:column-width="7.306cm"/>
    </style:style>
    <style:style style:name="co8" style:family="table-column">
      <style:table-column-properties fo:break-before="auto" style:column-width="2.704cm"/>
    </style:style>
    <style:style style:name="co9" style:family="table-column">
      <style:table-column-properties fo:break-before="auto" style:column-width="2.586cm"/>
    </style:style>
    <style:style style:name="co10" style:family="table-column">
      <style:table-column-properties fo:break-before="auto" style:column-width="7.389cm"/>
    </style:style>
    <style:style style:name="co11" style:family="table-column">
      <style:table-column-properties fo:break-before="auto" style:column-width="2.531cm"/>
    </style:style>
    <style:style style:name="co12" style:family="table-column">
      <style:table-column-properties fo:break-before="auto" style:column-width="6.463cm"/>
    </style:style>
    <style:style style:name="co13" style:family="table-column">
      <style:table-column-properties fo:break-before="auto" style:column-width="7.28cm"/>
    </style:style>
    <style:style style:name="co14" style:family="table-column">
      <style:table-column-properties fo:break-before="auto" style:column-width="2.568cm"/>
    </style:style>
    <style:style style:name="co15" style:family="table-column">
      <style:table-column-properties fo:break-before="auto" style:column-width="6.98cm"/>
    </style:style>
    <style:style style:name="co16" style:family="table-column">
      <style:table-column-properties fo:break-before="auto" style:column-width="2.886cm"/>
    </style:style>
    <style:style style:name="co17" style:family="table-column">
      <style:table-column-properties fo:break-before="auto" style:column-width="4.42cm"/>
    </style:style>
    <style:style style:name="co18" style:family="table-column">
      <style:table-column-properties fo:break-before="auto" style:column-width="6.761cm"/>
    </style:style>
    <style:style style:name="co19" style:family="table-column">
      <style:table-column-properties fo:break-before="auto" style:column-width="6.426cm"/>
    </style:style>
    <style:style style:name="co20" style:family="table-column">
      <style:table-column-properties fo:break-before="auto" style:column-width="6.325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3.221cm"/>
    </style:style>
    <style:style style:name="co23" style:family="table-column">
      <style:table-column-properties fo:break-before="auto" style:column-width="2.369cm"/>
    </style:style>
    <style:style style:name="co24" style:family="table-column">
      <style:table-column-properties fo:break-before="auto" style:column-width="7.144cm"/>
    </style:style>
    <style:style style:name="co25" style:family="table-column">
      <style:table-column-properties fo:break-before="auto" style:column-width="5.89cm"/>
    </style:style>
    <style:style style:name="co26" style:family="table-column">
      <style:table-column-properties fo:break-before="auto" style:column-width="2.7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Verdur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grupo = Grupo.objects.get(idGrupo=1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celga coci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celga cru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ta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lcachof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pio coci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pio cru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ta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ampiñón cocido rebana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ampiñón crudo enter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ilaca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ilacayot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ilantr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ta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ol cru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olecita de brusela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oliflor coci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Ejotes cocidos picado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Espárragos crudo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6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Espinaca coci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Espinaca cru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ta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Flor de calabaza coci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Flor de Maguey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6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Huitlacoche coci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5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Lechug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 ta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Nab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Nopal Coci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Nopal Cru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Nopal de Cambray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paloquelit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ta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epino rebana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imiento morrón (rojo, amarillo, verde)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Rában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Salsa mexicana, pico de gallo, taquera, roja o verd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Setas cocida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Tomate Verd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5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Berenjen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Berro coci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Berro cru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Betabel ralla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4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Brócoli coci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Brocoli cru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labacita alargada ó redonda cru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labacita coci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labaza de castilla coci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ebolla blanca rebanada cru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ebolla coci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4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ebolla de cambray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ayote coci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epil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4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íchar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icori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ile de árbol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ile Habaner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6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ile Jalapeñ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6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ile Poblan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Germen de Alfaf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 ta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Germen de lentej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4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Huazontl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Jicama pica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Jitomate bol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Jitomate cerez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Jugo de tomate natural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Jugo de verdura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Jugo de zanahori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4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epinillo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oro cru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4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uré de tomat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4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Quelit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Romeritos cocido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Romeritos crudo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Verdolaga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Xoconostl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Zanahoria miniatur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Zanahoria Picada o ralla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</table:table>
      <table:table table:name="Frutas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grupo = Grupo.objects.get(idGrupo=2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gua de coc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rándan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pulín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 ta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rambol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1/2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abacan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icozapot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irimoy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3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iruel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iruela pasa deshuesa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7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Dátil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Durazno (chico)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Frambues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Fresa rebana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Fruta pica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Gajos de mandarina, toronja y naranj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Granada chin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Granada roj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Guanában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Guayab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Guayaba ros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Hig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Jugo de naranja, toronja o mandarina natural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Kiwi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1/2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Lichi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2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Limón real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amey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3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andarina (chica)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andarina rein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ango ataulf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ango petacón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anzana (chica)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elón pica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Nanch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ta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Nectarin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Nísper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5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paya hawaian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paya pica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sa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0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er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erón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iña pica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/4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látano dominic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látano mach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4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látano tabasc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Sandía pica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Tangerin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Tejocot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Toronj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Tun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Uva roja o verd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5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Zapote negr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Zarzamor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taza</text:p>
          </table:table-cell>
          <table:table-cell office:value-type="string" calcext:value-type="string">
            <text:p>'.strip()).save()</text:p>
          </table:table-cell>
        </table:table-row>
      </table:table>
      <table:table table:name="Cereales y Tuberculos" table:style-name="ta1">
        <table:table-column table:style-name="co6" table:default-cell-style-name="Default"/>
        <table:table-column table:style-name="co10" table:default-cell-style-name="Default"/>
        <table:table-column table:style-name="co8" table:default-cell-style-name="Default"/>
        <table:table-column table:style-name="co4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grupo = Grupo.objects.get(idGrupo=3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maranto tosta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4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vena en hojuela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3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vena Coci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/4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rroz blanco o integral coci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Baguett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4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Barrita de granola o aven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Bolillo sin migajón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Bollo de hamburgues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mot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4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nelone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áscara de papa sin freir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 ta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ereal de caja con azúcar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3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ereal de caja sin azúcar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repa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Elote coci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1/2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Elote blanco desgrana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Galleta de animalito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6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Galletas habanera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Galleta Marí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5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Galleta para sop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5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Galleta sala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Granola con fruta seca, baja en gras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Harina de arroz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Harina de maíz para atol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Hot cake ( 1 pieza chica)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aicena de sabor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aíz (blanco, cacahuazintle, palomero)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2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asa de maíz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5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litos de pan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lomitas naturale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 ta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n para hot dog (media noche)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n árab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n birot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n de caja (blanco, integral, multigrano)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n moli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n tosta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pa (hervida o al horno)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pa cambray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5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sta hervida (fideo, espagueti, lasaña, etc.)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eneques (sin freír)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Tlacoyo (sin freír)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Tortilla de maíz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Tortilla de maíz azul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Tortilla de harin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Tortilla de harina light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Tostada hornea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Salvado de maíz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6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Salvado de trig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8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Yuc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4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grupo = Grupo.objects.get(idGrupo=4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Barra de granol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icharrón de harina enchila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Frituras de maíz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3 de bols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Galleta con chispas de chocolat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Galleta de avena con pasa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Galleta integral con miel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Galleta tipo sándwich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lomitas con mantequill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n dulce (bisquet, cuernito, o concha)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nqué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pas frita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6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pas fritas reducidas en gras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bols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uré de papa prepara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Roles de canela ó pasa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3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Tamal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4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Tosta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Totopos y nacho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Waffl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</table:table>
      <table:table table:name="Leguminosas" table:style-name="ta1">
        <table:table-column table:style-name="co12" table:default-cell-style-name="Default"/>
        <table:table-column table:style-name="co13" table:default-cell-style-name="Default"/>
        <table:table-column table:style-name="co8" table:default-cell-style-name="Default"/>
        <table:table-column table:style-name="co4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grupo = Grupo.objects.get(idGrupo=5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lubias, garbanzos, habas, lentejas cocida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lverjón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Frijol canario, negro coci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Soya coci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3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Soya texturizada sec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5 gramos</text:p>
          </table:table-cell>
          <table:table-cell office:value-type="string" calcext:value-type="string">
            <text:p>'.strip()).save()</text:p>
          </table:table-cell>
        </table:table-row>
      </table:table>
      <table:table table:name="Carnes" table:style-name="ta1">
        <table:table-column table:style-name="co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grupo = Grupo.objects.get(idGrupo=6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bulón fresc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5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cocile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5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guayón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lmeja fresc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tún en agu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Bacalao sec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Bagr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8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Bistec de re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Blanco de nil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beza de pesca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0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brit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lamar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5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marón coci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5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marón gigant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marón pacotill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6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marón sec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ngrej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rne de avestruz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rne de jaib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rne de res sec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rne molida de pollo y pav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zón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6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ambaret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arales fresco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arales seco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lara de huev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uete de re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5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Escalopa de re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Escamole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8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Fajitas de pollo sin piel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Falda de re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Filete de guachinang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Filete de pescado, mero, mojarra, merluz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Filete de res y tampiqueñ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Guachinang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7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Jaiba cocida enter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8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Jugo de almej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 ta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Liebr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5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achac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aciza de re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edallón de filete de re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3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ejillone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ilanesa de pollo y re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olida de poll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olleja de poll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uslo de pollo sin piel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ncita de re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5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rg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7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ta de re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2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echuga a la plancha, asada, coci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echuga de pav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reban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echuga de pollo deshuesa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escado en troz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8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ierna de pollo sin piel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4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untas de re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Queso cottag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Requesón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Riñones de re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Róbal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Surimi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/3 barr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Tampiqueñ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Venado coci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grupo = Grupo.objects.get(idGrupo=7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gujas de re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nchoa con aceit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6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rracher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 / 2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tún en aceit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 / 2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Barbacoa Maciz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5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Bistec de terner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Bonit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6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rne de cer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rpa coci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 / 2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ecin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 / 2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onej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5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Falda de cer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Filete de cer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Filete de salmón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 / 2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Guajolote de Pav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5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Hígado de poll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 / 2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Hígado de re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 / 2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Jamón de pavo y/o piern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reban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Lomo de cer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aciza de re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5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olida de cer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olida de res (sirloin)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 / 2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Ostión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75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Ostión en lat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0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escuezo de pollo s/piel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ierna de cer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Queso de cabr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 / 2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Queso fresc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Queso panel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Salmón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 / 2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Trucha coci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grupo = Grupo.objects.get(idGrupo=8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Bistec de bol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5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rne de suader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9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icharrón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2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ostillas de cer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5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Gusanos de maguey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5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Huev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Longaniz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5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echo de re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5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Queso mozarell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Queso parmesan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 1/2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Salami de pav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6 reban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Salchicha de cer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/4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Salchicha de pav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Sardina en aceit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Sardinas en Tomat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5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Suader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9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grupo = Grupo.objects.get(idGrupo=9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lón de pollo con piel coci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/4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erdo en canal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ostilla de re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Espaldill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5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Lengua de cer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aciza de cer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5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orong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rebanad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ortadel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1/2 rebanad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Nuggets de poll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Ostión ahuma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55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litos de pescado congelado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1/2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lom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5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stel de pavo y puerc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1/2 rebanad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epperoni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0 reban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ollo rostiza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5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Queso amarill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reban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Queso american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rebanad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Queso asader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rebanad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Queso blanc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Queso canast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Queso chihuahu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5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Queso fundi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4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Queso gou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Queso mancheg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5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Queso Oaxac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Retazo de poll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5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Salchich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/4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Sesos de cer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5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Sesos de re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6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Tripas de re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55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Yema de huev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piezas</text:p>
          </table:table-cell>
          <table:table-cell office:value-type="string" calcext:value-type="string">
            <text:p>'.strip()).save()</text:p>
          </table:table-cell>
        </table:table-row>
      </table:table>
      <table:table table:name="Leche" table:style-name="ta1">
        <table:table-column table:style-name="co6" table:default-cell-style-name="Default"/>
        <table:table-column table:style-name="co18" table:default-cell-style-name="Default"/>
        <table:table-column table:style-name="co8" table:default-cell-style-name="Default"/>
        <table:table-column table:style-name="co4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grupo = Grupo.objects.get(idGrupo=10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Leche de soya baja en gras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Leche descrema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Leche en polvo descrema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Leche evaporada descrema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Yogurt light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/4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Yogurt para beber bajo en grasa y azúcar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grupo = Grupo.objects.get(idGrupo=12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Leche en polv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Leche enter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Leche evapora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4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Leche liconsa en polv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Leche liconsa liqui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4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Yogurt natural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Yogurt para beber con frut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Falta leche semidescremada y con azucar</text:p>
          </table:table-cell>
          <table:table-cell table:number-columns-repeated="4"/>
        </table:table-row>
      </table:table>
      <table:table table:name="Azucares" table:style-name="ta1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office:value-type="string" calcext:value-type="string">
            <text:p>grupo = Grupo.objects.get(idGrupo=16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gua quin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3 de lat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t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3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zúcar blanca y moren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1/2 cucharadit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Bebida energética con cafeín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3 de lat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Bebida láctea fermenta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jet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1/2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ramelo maciz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ramelo salvavida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icl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5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iclos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Gelatina preparada con agu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3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Gomita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Jugo de fruta industrializa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3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Leche condensa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cucharadit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alvavisc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alvavisco miniatur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8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ermelada de fruta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1/2 cucharadit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ermelada de frutas baja en azúcar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iel (de abeja, maíz o maple)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cucharadit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Néctar de frut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4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Nieve de fruta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Obleas de cajet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leta de caramel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leta helada de agu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leta helada de fruta sin azúcar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iloncill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onche de frut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3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Queso de tun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3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Refrescos embotellado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4 de lat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Salsa catsup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grupo = Grupo.objects.get(idGrupo=17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derezos bajos en caloría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lmendra con chocolat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cahuate confita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ocolate amarg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3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ocolate blanc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5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ocolate con arroz tosta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barr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ocolate con galleta y caramel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barr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ocolate con nugat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3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ocolate de ment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ocolate sin azúcar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 cucharadit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ongos zamorano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3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Flan de caj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5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Helado de lech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3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Luneta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3 de paquete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alvavisco de chocolat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ayonesa baja en caloría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ole poblan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lanquet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3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lanqueta de Cacahuat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3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leta de crem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5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leta helada con leche o crem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5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sitas con chocolat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1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ipián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Sustituto de crema para café en polv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 cucharaditas</text:p>
          </table:table-cell>
          <table:table-cell office:value-type="string" calcext:value-type="string">
            <text:p>'.strip()).save()</text:p>
          </table:table-cell>
        </table:table-row>
      </table:table>
      <table:table table:name="Alimentos Libres de Energia" table:style-name="ta1">
        <table:table-column table:style-name="co12" table:default-cell-style-name="Default"/>
        <table:table-column table:style-name="co24" table:default-cell-style-name="Default"/>
        <table:table-column table:style-name="co8" table:default-cell-style-name="Default"/>
        <table:table-column table:style-name="co25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grupo = Grupo.objects.get(idGrupo=18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chiot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4 cucharad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gua mineral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jo en polv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cucharadit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lcaparras **alto contenido de sodi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fé americano descafeina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ldo de pollo / res, desgrasado**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nela en polv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it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icles sin azúcar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ile en polv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cucharadit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ocoa en polvo, con sustituto de azúcar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onsomé de pollo /res /camarón en polvo **alto contenido de sodi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5 cucharadit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Enel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5 cucharadit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Flor de jamaic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Gelatina baja en caloría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4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Hierbabuen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Hierbas de olor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it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Hojas de laurel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it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Limón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anzanill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ejoran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it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ostaz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it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Orégan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it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imient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it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Refrescos de diet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lat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Romer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it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Sal de ajo **alto contenido de sodi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it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Sal **alto contenido de sodi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it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Salsa de barbecu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cucharadit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Salsa de soya **alto contenido de sodi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cucharadit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Salsa ingles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cucharadit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Salsa Tabasc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it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Salsa teriyaki **alto contenido de sodi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it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Sustituto de azúcar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Sin restricción en cuanto a calorí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Té sin azúcar (manzanilla, canela, hierbabuena, jamaica)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Sin restricción en cuanto a calorí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Tomill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it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Vainill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it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Vinagr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ita</text:p>
          </table:table-cell>
          <table:table-cell office:value-type="string" calcext:value-type="string">
            <text:p>'.strip()).save()</text:p>
          </table:table-cell>
        </table:table-row>
      </table:table>
      <table:table table:name="BD completa" table:style-name="ta1">
        <table:table-column table:style-name="co6" table:default-cell-style-name="Default"/>
        <table:table-column table:style-name="co2" table:default-cell-style-name="Default"/>
        <table:table-column table:style-name="co8" table:default-cell-style-name="Default"/>
        <table:table-column table:style-name="co4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grupo = Grupo.objects.get(idGrupo=1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celga coci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celga cru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ta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lcachof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pio coci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pio cru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ta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ampiñón cocido rebana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ampiñón crudo enter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ilaca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ilacayot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ilantr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ta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ol cru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olecita de brusela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oliflor coci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Ejotes cocidos picado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Espárragos crudo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6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Espinaca coci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Espinaca cru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ta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Flor de calabaza coci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Flor de Maguey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6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Huitlacoche coci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5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Lechug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 ta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Nab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Nopal Coci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Nopal Cru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Nopal de Cambray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paloquelit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ta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epino rebana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imiento morrón (rojo, amarillo, verde)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Rában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Salsa mexicana, pico de gallo, taquera, roja o verd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Setas cocida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Tomate Verd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5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Berenjen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Berro coci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Berro cru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Betabel ralla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4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Brócoli coci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Brocoli cru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labacita alargada ó redonda cru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labacita coci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labaza de castilla coci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ebolla blanca rebanada cru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ebolla coci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4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ebolla de cambray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ayote coci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epil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4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íchar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icori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ile de árbol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ile Habaner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6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ile Jalapeñ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6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ile Poblan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Germen de Alfaf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 ta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Germen de lentej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4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Huazontl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Jicama pica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Jitomate bol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Jitomate cerez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Jugo de tomate natural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Jugo de verdura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Jugo de zanahori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4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epinillo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oro cru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4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uré de tomat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4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Quelit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Romeritos cocido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Romeritos crudo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Verdolaga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Xoconostl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Zanahoria miniatur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Zanahoria Picada o ralla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grupo = Grupo.objects.get(idGrupo=2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gua de coc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rándan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pulín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 ta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rambol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1/2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abacan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icozapot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irimoy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3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iruel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iruela pasa deshuesa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7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Dátil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Durazno (chico)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Frambues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Fresa rebana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Fruta pica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Gajos de mandarina, toronja y naranj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Granada chin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Granada roj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Guanában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Guayab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Guayaba ros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Hig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Jugo de naranja, toronja o mandarina natural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Kiwi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1/2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Lichi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2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Limón real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amey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3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andarina (chica)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andarina rein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ango ataulf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ango petacón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anzana (chica)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elón pica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Nanch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ta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Nectarin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Nísper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5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paya hawaian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paya pica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sa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0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er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erón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iña pica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/4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látano dominic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látano mach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4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látano tabasc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Sandía pica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Tangerin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Tejocot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Toronj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Tun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Uva roja o verd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5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Zapote negr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Zarzamor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grupo = Grupo.objects.get(idGrupo=3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maranto tosta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4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vena en hojuela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3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vena Coci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/4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rroz blanco o integral coci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Baguett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4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Barrita de granola o aven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Bolillo sin migajón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Bollo de hamburgues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mot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4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nelone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áscara de papa sin freir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 ta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ereal de caja con azúcar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3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ereal de caja sin azúcar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repa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Elote coci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1/2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Elote blanco desgrana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Galleta de animalito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6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Galletas habanera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Galleta Marí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5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Galleta para sop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5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Galleta sala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Granola con fruta seca, baja en gras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Harina de arroz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Harina de maíz para atol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Hot cake ( 1 pieza chica)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aicena de sabor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aíz (blanco, cacahuazintle, palomero)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2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asa de maíz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5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litos de pan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lomitas naturale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 ta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n para hot dog (media noche)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n árab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n birot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n de caja (blanco, integral, multigrano)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n moli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n tosta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pa (hervida o al horno)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pa cambray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5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sta hervida (fideo, espagueti, lasaña, etc.)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eneques (sin freír)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Tlacoyo (sin freír)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Tortilla de maíz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Tortilla de maíz azul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Tortilla de harin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Tortilla de harina light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Tostada hornea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Salvado de maíz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6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Salvado de trig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8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Yuc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4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grupo = Grupo.objects.get(idGrupo=4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Barra de granol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icharrón de harina enchila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Frituras de maíz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3 de bols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Galleta con chispas de chocolat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Galleta de avena con pasa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Galleta integral con miel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Galleta tipo sándwich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lomitas con mantequill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n dulce (bisquet, cuernito, o concha)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nqué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pas frita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6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pas fritas reducidas en gras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bols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uré de papa prepara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Roles de canela ó pasa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3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Tamal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4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Tosta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Totopos y nacho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Waffl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grupo = Grupo.objects.get(idGrupo=5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lubias, garbanzos, habas, lentejas cocida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lverjón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Frijol canario, negro coci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Soya coci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3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Soya texturizada sec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5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grupo = Grupo.objects.get(idGrupo=6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bulón fresc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5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cocile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5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guayón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lmeja fresc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tún en agu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Bacalao sec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Bagr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8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Bistec de re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Blanco de nil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beza de pesca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0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brit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lamar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5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marón coci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5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marón gigant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marón pacotill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6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marón sec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ngrej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rne de avestruz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rne de jaib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rne de res sec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rne molida de pollo y pav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zón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6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ambaret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arales fresco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arales seco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lara de huev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uete de re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5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Escalopa de re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Escamole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8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Fajitas de pollo sin piel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Falda de re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Filete de guachinang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Filete de pescado, mero, mojarra, merluz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Filete de res y tampiqueñ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Guachinang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7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Jaiba cocida enter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8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Jugo de almej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 ta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Liebr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5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achac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aciza de re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edallón de filete de re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3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ejillone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ilanesa de pollo y re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olida de poll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olleja de poll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uslo de pollo sin piel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ncita de re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5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rg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7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ta de re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2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echuga a la plancha, asada, coci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echuga de pav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reban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echuga de pollo deshuesa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escado en troz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8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ierna de pollo sin piel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4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untas de re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Queso cottag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Requesón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Riñones de re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Róbal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Surimi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/3 barr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Tampiqueñ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Venado coci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grupo = Grupo.objects.get(idGrupo=7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gujas de re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nchoa con aceit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6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rracher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 / 2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tún en aceit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 / 2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Barbacoa Maciz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5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Bistec de terner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Bonit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6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rne de cer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rpa coci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 / 2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ecin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 / 2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onej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5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Falda de cer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Filete de cer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Filete de salmón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 / 2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Guajolote de Pav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5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Hígado de poll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 / 2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Hígado de re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 / 2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Jamón de pavo y/o piern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reban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Lomo de cer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aciza de re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5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olida de cer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olida de res (sirloin)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 / 2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Ostión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75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Ostión en lat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0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escuezo de pollo s/piel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ierna de cer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Queso de cabr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 / 2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Queso fresc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Queso panel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Salmón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 / 2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Trucha coci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grupo = Grupo.objects.get(idGrupo=8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Bistec de bol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5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rne de suader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9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icharrón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2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ostillas de cer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5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Gusanos de maguey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5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Huev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Longaniz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5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echo de re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5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Queso mozarell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Queso parmesan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 1/2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Salami de pav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6 reban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Salchicha de cer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/4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Salchicha de pav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Sardina en aceit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Sardinas en Tomat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5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Suader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9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grupo = Grupo.objects.get(idGrupo=9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lón de pollo con piel coci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/4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erdo en canal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ostilla de re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Espaldill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5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Lengua de cer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aciza de cer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5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orong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rebanad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ortadel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1/2 rebanad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Nuggets de poll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Ostión ahuma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55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litos de pescado congelado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1/2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lom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5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stel de pavo y puerc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1/2 rebanad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epperoni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0 reban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ollo rostiza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5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Queso amarill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reban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Queso american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rebanad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Queso asader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rebanad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Queso blanc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Queso canast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Queso chihuahu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5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Queso fundi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4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Queso gou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Queso mancheg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5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Queso Oaxac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Retazo de poll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5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Salchich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/4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Sesos de cer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5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Sesos de re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6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Tripas de re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55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Yema de huev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grupo = Grupo.objects.get(idGrupo=10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Leche de soya baja en gras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Leche descrema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Leche en polvo descrema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Leche evaporada descrema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Yogurt light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/4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Yogurt para beber bajo en grasa y azúcar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grupo = Grupo.objects.get(idGrupo=12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Leche en polv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Leche enter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Leche evapora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4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Leche liconsa en polv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Leche liconsa liqui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4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Yogurt natural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Yogurt para beber con frut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grupo = Grupo.objects.get(idGrupo=16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gua quin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3 de lat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t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3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zúcar blanca y moren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1/2 cucharadit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Bebida energética con cafeín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3 de lat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Bebida láctea fermenta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jet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1/2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ramelo maciz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ramelo salvavida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icl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5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iclos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Gelatina preparada con agu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3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Gomita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Jugo de fruta industrializa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3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Leche condensa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cucharadit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alvavisc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alvavisco miniatur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8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ermelada de fruta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1/2 cucharadit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ermelada de frutas baja en azúcar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iel (de abeja, maíz o maple)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cucharadit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Néctar de frut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4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Nieve de fruta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Obleas de cajet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leta de caramel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leta helada de agu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leta helada de fruta sin azúcar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iloncill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onche de frut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3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Queso de tun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3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Refrescos embotellado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4 de lat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Salsa catsup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grupo = Grupo.objects.get(idGrupo=17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derezos bajos en caloría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lmendra con chocolat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cahuate confita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ocolate amarg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3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ocolate blanc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5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ocolate con arroz tosta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barr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ocolate con galleta y caramel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barr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ocolate con nugat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3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ocolate de ment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ocolate sin azúcar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 cucharadit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ongos zamorano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3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Flan de caj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5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Helado de lech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3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Luneta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3 de paquete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alvavisco de chocolat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ayonesa baja en caloría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ole poblan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lanquet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3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lanqueta de Cacahuat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3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leta de crem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5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leta helada con leche o crem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5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sitas con chocolat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1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ipián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Sustituto de crema para café en polv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 cucharadit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grupo = Grupo.objects.get(idGrupo=18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chiot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4 cucharad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gua mineral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jo en polv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cucharadit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lcaparras **alto contenido de sodi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fé americano descafeina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ldo de pollo / res, desgrasado**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nela en polv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it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icles sin azúcar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ile en polv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cucharadit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ocoa en polvo, con sustituto de azúcar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onsomé de pollo /res /camarón en polvo **alto contenido de sodi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5 cucharadit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Enel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5 cucharadit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Flor de jamaic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Gelatina baja en caloría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4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Hierbabuen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Hierbas de olor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it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Hojas de laurel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it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Limón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anzanill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ejoran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it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ostaz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it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Orégan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it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imient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it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Refrescos de diet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lat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Romer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it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Sal de ajo **alto contenido de sodi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it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Sal **alto contenido de sodi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it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Salsa de barbecu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cucharadit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Salsa de soya **alto contenido de sodi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cucharadit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Salsa ingles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cucharadit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Salsa Tabasc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it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Salsa teriyaki **alto contenido de sodi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it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Sustituto de azúcar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Sin restricción en cuanto a calorí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Té sin azúcar (manzanilla, canela, hierbabuena, jamaica)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Sin restricción en cuanto a calorí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Tomill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it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Vainill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it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Vinagr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ita</text:p>
          </table:table-cell>
          <table:table-cell office:value-type="string" calcext:value-type="string">
            <text:p>'.strip()).save(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08T17:02:03.612584859</meta:creation-date>
    <dc:date>2020-03-08T18:10:23.861982034</dc:date>
    <meta:editing-duration>PT16M18S</meta:editing-duration>
    <meta:editing-cycles>2</meta:editing-cycles>
    <meta:generator>LibreOffice/6.3.4.2$Linux_X86_64 LibreOffice_project/30$Build-2</meta:generator>
    <meta:document-statistic meta:table-count="9" meta:cell-count="4459" meta:object-count="0"/>
  </office:meta>
</office:document-meta>
</file>